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6bad5" officeooo:paragraph-rsid="0016bad5"/>
    </style:style>
    <style:style style:name="P2" style:family="paragraph" style:parent-style-name="Standard">
      <style:text-properties officeooo:rsid="0016bad5" officeooo:paragraph-rsid="0016bad5"/>
    </style:style>
    <style:style style:name="P3" style:family="paragraph" style:parent-style-name="Text_20_body">
      <style:text-properties officeooo:rsid="0016bad5" officeooo:paragraph-rsid="0016bad5"/>
    </style:style>
    <style:style style:name="P4" style:family="paragraph" style:parent-style-name="Text_20_body">
      <style:text-properties officeooo:rsid="00183a8d" officeooo:paragraph-rsid="00183a8d"/>
    </style:style>
    <style:style style:name="P5" style:family="paragraph" style:parent-style-name="Text_20_body">
      <style:text-properties officeooo:rsid="001891d5" officeooo:paragraph-rsid="001891d5"/>
    </style:style>
    <style:style style:name="P6" style:family="paragraph" style:parent-style-name="Text_20_body">
      <style:text-properties officeooo:rsid="001a873c" officeooo:paragraph-rsid="001a873c"/>
    </style:style>
    <style:style style:name="P7" style:family="paragraph" style:parent-style-name="Text_20_body">
      <style:paragraph-properties fo:margin-top="0cm" fo:margin-bottom="0.25cm" style:contextual-spacing="true"/>
      <style:text-properties officeooo:rsid="001891d5" officeooo:paragraph-rsid="001891d5"/>
    </style:style>
    <style:style style:name="P8" style:family="paragraph" style:parent-style-name="Text_20_body">
      <style:paragraph-properties fo:margin-top="0cm" fo:margin-bottom="0.25cm" style:contextual-spacing="true"/>
      <style:text-properties officeooo:rsid="001a873c" officeooo:paragraph-rsid="001a873c"/>
    </style:style>
    <style:style style:name="P9" style:family="paragraph" style:parent-style-name="Text_20_body">
      <style:paragraph-properties fo:margin-top="0cm" fo:margin-bottom="0cm" style:contextual-spacing="true"/>
      <style:text-properties officeooo:rsid="001891d5" officeooo:paragraph-rsid="001891d5"/>
    </style:style>
    <style:style style:name="P10" style:family="paragraph" style:parent-style-name="Heading_20_1">
      <style:text-properties officeooo:rsid="0016bad5" officeooo:paragraph-rsid="0016bad5"/>
    </style:style>
    <style:style style:name="P11" style:family="paragraph" style:parent-style-name="Heading_20_2">
      <style:text-properties officeooo:rsid="00183a8d" officeooo:paragraph-rsid="00183a8d"/>
    </style:style>
    <style:style style:name="P12" style:family="paragraph" style:parent-style-name="Heading_20_3">
      <style:text-properties officeooo:rsid="001891d5" officeooo:paragraph-rsid="001891d5"/>
    </style:style>
    <style:style style:name="P13" style:family="paragraph" style:parent-style-name="Heading_20_3">
      <style:text-properties officeooo:rsid="001a873c" officeooo:paragraph-rsid="001a873c"/>
    </style:style>
    <style:style style:name="P14" style:family="paragraph" style:parent-style-name="Heading_20_3">
      <style:paragraph-properties fo:break-before="page"/>
      <style:text-properties officeooo:rsid="001a873c" officeooo:paragraph-rsid="001a87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acc"/>
    </style:style>
    <style:style style:name="T3" style:family="text">
      <style:text-properties officeooo:rsid="001bef40"/>
    </style:style>
    <style:style style:name="T4" style:family="text">
      <style:text-properties officeooo:rsid="001d7f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enbank </text:span>Architektur</text:p>
      <text:p text:style-name="P3"/>
      <text:h text:style-name="P10" text:outline-level="1">Redis-DB</text:h>
      <text:p text:style-name="P2">Diese Datenbankanbindung wird grundsätzlich zum speichern der Multimedia Daten im Chat benötigt.</text:p>
      <text:p text:style-name="P2">Mögliches Speicherformat könnte so aussehen:</text:p>
      <text:p text:style-name="P2"><text:tab/>&lt;ID,Value&gt;</text:p>
      <text:p text:style-name="P2"><text:tab/>ID = Eine eindeutige ID <text:span text:style-name="T2">um </text:span>den <text:span text:style-name="T2">Inhalt </text:span>der dahinter steckt zugreifen zu können.</text:p>
      <text:p text:style-name="P2"><text:tab/>Value = Soll als JSON Format gespeichert werden.</text:p>
      <text:p text:style-name="P2"><text:tab/>{</text:p>
      <text:p text:style-name="P2"><text:tab/><text:tab/><text:span text:style-name="T1">name:String</text:span>, <text:tab/><text:tab/>// Name der Datei</text:p>
      <text:p text:style-name="P2"><text:tab/><text:tab/><text:span text:style-name="T1">typ:String</text:span>, <text:tab/><text:tab/>// Typ der Datei, z.B.: img,...</text:p>
      <text:p text:style-name="P2"><text:tab/><text:tab/><text:span text:style-name="T1">timeStamp:int</text:span>, <text:tab/>// Zeitstempel, wann diese Datei hochgeladen wurde</text:p>
      <text:p text:style-name="P2"><text:tab/><text:tab/><text:span text:style-name="T1">owner:String</text:span>,<text:tab/>// Der Eigentümer dieser Datei</text:p>
      <text:p text:style-name="P2"><text:tab/><text:tab/><text:span text:style-name="T1">chatID:int</text:span>,<text:tab/><text:tab/>// Informationen, zu welchem Chat diese Datei gehört</text:p>
      <text:p text:style-name="P2"><text:tab/><text:tab/><text:span text:style-name="T1">fileSize:int</text:span>,<text:tab/><text:tab/>// Die originale Dateigröße in Byte</text:p>
      <text:p text:style-name="P2"><text:tab/><text:tab/><text:span text:style-name="T1">file:String</text:span> <text:tab/><text:tab/>// Die eigentliche Datei als Base64-Code abgespeichert</text:p>
      <text:p text:style-name="P2"><text:tab/>}</text:p>
      <text:p text:style-name="P2"/>
      <text:p text:style-name="P2"/>
      <text:h text:style-name="P11" text:outline-level="2">Mongo-DB</text:h>
      <text:p text:style-name="P4">Wir benötigen diese Datenbank um die Benutzer, Kommunikationsverläufe und sämtliche Daten die vom Client geschickt werden können zu speichern und später auch auszuwerten.</text:p>
      <text:p text:style-name="P5">Hierfür benötigen wir mehrere Tabellen</text:p>
      <text:h text:style-name="P12" text:outline-level="3">Tabelle-User</text:h>
      <text:p text:style-name="P5">Mögliches Speicherformat könnte so aussehen:</text:p>
      <text:p text:style-name="P9"><text:tab/>{</text:p>
      <text:p text:style-name="P9"><text:tab/><text:tab/><text:span text:style-name="T1">benutzername:String</text:span>,</text:p>
      <text:p text:style-name="P9"><text:tab/><text:tab/><text:span text:style-name="T1">passwort:String</text:span>,</text:p>
      <text:p text:style-name="P7"><text:tab/><text:tab/><text:span text:style-name="T1">email:String</text:span>,</text:p>
      <text:p text:style-name="P7"><text:tab/><text:tab/><text:span text:style-name="T1">geschlecht:String</text:span>,</text:p>
      <text:p text:style-name="P7"><text:tab/><text:tab/><text:span text:style-name="T1">istAktiviert:Boolean</text:span>,</text:p>
      <text:p text:style-name="P9"><text:tab/><text:tab/><text:span text:style-name="T1">istGesperrt:Boolean</text:span>,</text:p>
      <text:p text:style-name="P9"><text:tab/><text:tab/><text:span text:style-name="T1">loginLog</text:span> <text:tab/>[</text:p>
      <text:p text:style-name="P9"><text:tab/><text:tab/><text:tab/><text:tab/> <text:s/>{</text:p>
      <text:p text:style-name="P9"><text:tab/><text:tab/><text:tab/><text:tab/><text:tab/>timeStamp:int,</text:p>
      <text:p text:style-name="P9"><text:tab/><text:tab/><text:tab/><text:tab/><text:tab/>ipAdress:int,</text:p>
      <text:p text:style-name="P9"><text:tab/><text:tab/><text:tab/><text:tab/><text:tab/>os:String</text:p>
      <text:p text:style-name="P9"><text:tab/><text:tab/><text:tab/><text:tab/> <text:s/>}</text:p>
      <text:p text:style-name="P9"><text:tab/><text:tab/><text:tab/><text:tab/>]</text:p>
      <text:p text:style-name="P9"><text:tab/>}</text:p>
      <text:h text:style-name="P14" text:outline-level="3">Tabelle-Kontakt</text:h>
      <text:p text:style-name="P6">Mögliches Speicherformat könnte so aussehen:</text:p>
      <text:p text:style-name="P8"><text:tab/>{</text:p>
      <text:p text:style-name="P8"><text:tab/><text:tab/><text:span text:style-name="T1">benutzername:String</text:span>,</text:p>
      <text:p text:style-name="P8"><text:tab/><text:tab/><text:span text:style-name="T1">kontakte</text:span><text:tab/>[</text:p>
      <text:p text:style-name="P8"><text:tab/><text:tab/><text:tab/><text:tab/><text:tab/>{</text:p>
      <text:p text:style-name="P8"><text:tab/><text:tab/><text:tab/><text:tab/><text:tab/><text:tab/>benutzername:String,</text:p>
      <text:p text:style-name="P8"><text:tab/><text:tab/><text:tab/><text:tab/><text:tab/><text:tab/>timeStamp:int</text:p>
      <text:p text:style-name="P8"><text:tab/><text:tab/><text:tab/><text:tab/><text:tab/>}</text:p>
      <text:p text:style-name="P8"><text:tab/><text:tab/><text:tab/><text:tab/>]</text:p>
      <text:p text:style-name="P8"><text:tab/>}</text:p>
      <text:h text:style-name="P13" text:outline-level="3">Tabelle-Chat</text:h>
      <text:p text:style-name="P6">Mögliches Speicherformat könnte so aussehen:</text:p>
      <text:p text:style-name="P8"><text:tab/>{</text:p>
      <text:p text:style-name="P8"><text:tab/><text:tab/><text:span text:style-name="T1">id:int</text:span>,</text:p>
      <text:p text:style-name="P8"><text:tab/><text:tab/><text:span text:style-name="T1">benutzer1:String</text:span>,</text:p>
      <text:p text:style-name="P8"><text:tab/><text:tab/><text:span text:style-name="T1">benutzer2:String</text:span>,</text:p>
      <text:p text:style-name="P8"><text:tab/><text:tab/><text:span text:style-name="T1">timeStamp:int</text:span>,</text:p>
      <text:p text:style-name="P8"><text:tab/><text:tab/><text:span text:style-name="T1">messages</text:span><text:tab/>[</text:p>
      <text:p text:style-name="P8"><text:tab/><text:tab/><text:tab/><text:tab/><text:tab/>{</text:p>
      <text:p text:style-name="P8"><text:tab/><text:tab/><text:tab/><text:tab/><text:tab/><text:tab/>timeStamp:int,</text:p>
      <text:p text:style-name="P8"><text:tab/><text:tab/><text:tab/><text:tab/><text:tab/><text:tab/>fromUser:String,</text:p>
      <text:p text:style-name="P8"><text:tab/><text:tab/><text:tab/><text:tab/><text:tab/><text:tab/>toUser:String,</text:p>
      <text:p text:style-name="P8"><text:tab/><text:tab/><text:tab/><text:tab/><text:tab/><text:tab/>message:String,</text:p>
      <text:p text:style-name="P8"><text:tab/><text:tab/><text:tab/><text:tab/><text:tab/><text:tab/>mediaID:int,</text:p>
      <text:p text:style-name="P8"><text:tab/><text:tab/><text:tab/><text:tab/><text:tab/><text:tab/>// MetaData</text:p>
      <text:p text:style-name="P8"><text:tab/><text:tab/><text:tab/><text:tab/><text:tab/><text:tab/>fromUserLocation:String,</text:p>
      <text:p text:style-name="P8"><text:tab/><text:tab/><text:tab/><text:tab/><text:tab/><text:tab/>fromUserWeather:String</text:p>
      <text:p text:style-name="P8"><text:tab/><text:tab/><text:tab/><text:tab/><text:tab/><text:tab/>toUserLocation:String,</text:p>
      <text:p text:style-name="P8"><text:tab/><text:tab/><text:tab/><text:tab/><text:tab/><text:tab/>toUser<text:span text:style-name="T4">Weather</text:span>:String</text:p>
      <text:p text:style-name="P8"><text:tab/><text:tab/><text:tab/><text:tab/><text:tab/>}</text:p>
      <text:p text:style-name="P8"><text:tab/><text:tab/><text:tab/><text:tab/>]</text:p>
      <text:p text:style-name="P8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2-14T10:25:50.316228515</meta:creation-date>
    <dc:date>2015-12-14T17:10:47.208546301</dc:date>
    <dc:creator>Dimitri </dc:creator>
    <meta:editing-duration>PT39M28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69" meta:word-count="190" meta:character-count="1716" meta:non-whitespace-character-count="1401"/>
  </office:meta>
</office:document-meta>
</file>